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fo:color="#800000" style:font-name="Times New Roman" fo:font-size="12pt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 primeiras reuniões foram discutidos os pontos básicos do que era desejado para o website e os requisitos iniciais começaram a surgir. Esses pontos foram discutidos na introdução até aqui. Desde o início já se sabia que iríamos utilizar um sistema gerenciador de conteúdo como plataforma para a construção do sistema e que esse gerenciador seria o Drupal. As razões são explicitadas no capítulo de tecnologias.</text:p>
      <text:p text:style-name="P1">Na primeira fase, cuidou-se da renovação do website. Foram concentrados os esforços na escolha de um novo design e na arquitetura de informação que o site teria. Nessa etapa, abarcou-se o site estático e o blog num único website.</text:p>
      <text:p text:style-name="P1">Na próxima fase, foi construido o NID. Os requisitos foram organizados em casos de uso para que pudessem orientar melhor as características discutidas e a partir disso foram construidos os outros modelos para análise dos requisitos. A saber, foram utilizados modelos de conteúdo, uma vez que são elementos fundamentais em um CMS; diagramas de sequência para visualizar a interação entre os atores e o sistema; diagramas de atividade para representar a funcionalidade do sistema conforme as decisões são tomadas pelo usuário; e modelos de navegação, utilizados para o sistema inteiro. Após essa fase de análise de requisitos, foi construido o projeto e a implementação das funcionalidades. Essa implementação passou pela validação do cliente para depois começar a fase de engenharia de requisitos para o módulo de inscrição. Na penúltima fase, os mesmo passos aplicados ao NID foram feitos no módulo de eventos.</text:p>
      <text:p text:style-name="P1">Os modelos de navegação criados após a conclusão do NID e do módulo de eventos causaram algumas alterações em relação ao primeiro website apresentado ao coordenador da Reler. Essas alterações encerram o primeiro ciclo da reestruturação da presença na web da rede RELer&amp;fazer. As sugestões para o próximos ciclo e os aprendizados obtidos com esse trabalho estão contidas na conclusão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Albert</meta:initial-creator>
    <meta:creation-date>2013-09-06T05:33:54</meta:creation-date>
    <dc:date>2013-09-06T07:31:35</dc:date>
    <dc:creator>Pablo Albert</dc:creator>
    <meta:editing-duration>PT1H24M51S</meta:editing-duration>
    <meta:editing-cycles>1</meta:editing-cycles>
    <meta:document-statistic meta:table-count="0" meta:image-count="0" meta:object-count="0" meta:page-count="1" meta:paragraph-count="4" meta:word-count="307" meta:character-count="1936" meta:non-whitespace-character-count="1633"/>
    <meta:generator>LibreOffice/3.5$Linux_X86_64 LibreOffice_project/350m1$Build-2</meta:generator>
  </office:meta>
</office:document-meta>
</file>